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officeooo:rsid="000c3547" officeooo:paragraph-rsid="000c3547"/>
    </style:style>
    <style:style style:name="P2" style:family="paragraph" style:parent-style-name="Text_20_body">
      <style:text-properties style:font-name="Arial" fo:font-style="italic" officeooo:rsid="000c3547" officeooo:paragraph-rsid="000c3547" style:font-style-asian="italic" style:font-style-complex="italic"/>
    </style:style>
    <style:style style:name="P3" style:family="paragraph" style:parent-style-name="Text_20_body">
      <style:text-properties style:font-name="Arial" fo:font-style="italic" officeooo:rsid="000c3547" officeooo:paragraph-rsid="0029abeb" style:font-style-asian="italic" style:font-style-complex="italic"/>
    </style:style>
    <style:style style:name="P4" style:family="paragraph" style:parent-style-name="Text_20_body">
      <style:text-properties style:font-name="Arial" fo:font-style="italic" officeooo:rsid="000c3547" officeooo:paragraph-rsid="002b4c2f" style:font-style-asian="italic" style:font-style-complex="italic"/>
    </style:style>
    <style:style style:name="P5" style:family="paragraph" style:parent-style-name="Text_20_body">
      <style:text-properties style:font-name="Arial" fo:font-style="italic" officeooo:rsid="0010e706" officeooo:paragraph-rsid="0010e706" style:font-style-asian="italic" style:font-style-complex="italic"/>
    </style:style>
    <style:style style:name="P6" style:family="paragraph" style:parent-style-name="Text_20_body">
      <style:text-properties style:font-name="Arial" fo:font-style="italic" officeooo:rsid="0029abeb" officeooo:paragraph-rsid="0029abeb" style:font-style-asian="italic" style:font-style-complex="italic"/>
    </style:style>
    <style:style style:name="P7" style:family="paragraph" style:parent-style-name="Text_20_body">
      <style:text-properties style:font-name="Arial" officeooo:rsid="000c365f" officeooo:paragraph-rsid="000c365f"/>
    </style:style>
    <style:style style:name="P8" style:family="paragraph" style:parent-style-name="Text_20_body">
      <style:text-properties style:font-name="Arial" officeooo:rsid="000c365f" officeooo:paragraph-rsid="000db2e0"/>
    </style:style>
    <style:style style:name="P9" style:family="paragraph" style:parent-style-name="Text_20_body">
      <style:text-properties style:font-name="Arial" officeooo:rsid="000db2e0" officeooo:paragraph-rsid="000db2e0"/>
    </style:style>
    <style:style style:name="P10" style:family="paragraph" style:parent-style-name="Text_20_body">
      <style:text-properties style:font-name="Arial" officeooo:rsid="000ffb3d" officeooo:paragraph-rsid="000ffb3d"/>
    </style:style>
    <style:style style:name="P11" style:family="paragraph" style:parent-style-name="Text_20_body">
      <style:text-properties style:font-name="Arial" officeooo:rsid="0010e706" officeooo:paragraph-rsid="0010e706"/>
    </style:style>
    <style:style style:name="P12" style:family="paragraph" style:parent-style-name="Text_20_body">
      <style:text-properties style:font-name="Arial" officeooo:rsid="00116752" officeooo:paragraph-rsid="00116752"/>
    </style:style>
    <style:style style:name="P13" style:family="paragraph" style:parent-style-name="Text_20_body">
      <style:text-properties style:font-name="Arial" fo:font-weight="bold" officeooo:rsid="000db2e0" officeooo:paragraph-rsid="000db2e0" style:font-weight-asian="bold" style:font-weight-complex="bold"/>
    </style:style>
    <style:style style:name="P14" style:family="paragraph" style:parent-style-name="Text_20_body">
      <style:text-properties style:font-name="Arial" fo:font-weight="bold" officeooo:rsid="0010e706" officeooo:paragraph-rsid="0010e706" style:font-weight-asian="bold" style:font-weight-complex="bold"/>
    </style:style>
    <style:style style:name="P15" style:family="paragraph" style:parent-style-name="Text_20_body">
      <style:text-properties style:font-name="Arial" fo:font-style="normal" fo:font-weight="bold" officeooo:rsid="000c365f" officeooo:paragraph-rsid="000c365f" style:font-style-asian="normal" style:font-weight-asian="bold" style:font-style-complex="normal" style:font-weight-complex="bold"/>
    </style:style>
    <style:style style:name="P16" style:family="paragraph" style:parent-style-name="Text_20_body">
      <style:text-properties style:font-name="Arial" fo:font-style="normal" fo:font-weight="bold" officeooo:rsid="001a35a6" officeooo:paragraph-rsid="001a35a6" style:font-style-asian="normal" style:font-weight-asian="bold" style:font-style-complex="normal" style:font-weight-complex="bold"/>
    </style:style>
    <style:style style:name="P17" style:family="paragraph" style:parent-style-name="Text_20_body">
      <style:text-properties style:font-name="Arial" fo:font-style="normal" officeooo:rsid="000c365f" officeooo:paragraph-rsid="000c365f" style:font-style-asian="normal" style:font-style-complex="normal"/>
    </style:style>
    <style:style style:name="P18" style:family="paragraph" style:parent-style-name="Text_20_body">
      <style:text-properties style:font-name="Arial" fo:font-style="normal" officeooo:rsid="000c365f" officeooo:paragraph-rsid="0022912a" style:font-style-asian="normal" style:font-style-complex="normal"/>
    </style:style>
    <style:style style:name="P19" style:family="paragraph" style:parent-style-name="Text_20_body">
      <style:text-properties style:font-name="Arial" fo:font-style="normal" officeooo:rsid="000c365f" officeooo:paragraph-rsid="003b78c4" style:font-style-asian="normal" style:font-style-complex="normal"/>
    </style:style>
    <style:style style:name="P20" style:family="paragraph" style:parent-style-name="Text_20_body">
      <style:text-properties style:font-name="Arial" fo:font-style="normal" officeooo:rsid="0029abeb" officeooo:paragraph-rsid="0029abeb" style:font-style-asian="normal" style:font-style-complex="normal"/>
    </style:style>
    <style:style style:name="P21" style:family="paragraph" style:parent-style-name="Text_20_body">
      <style:text-properties style:font-name="Arial" fo:font-style="normal" officeooo:rsid="002b4c2f" officeooo:paragraph-rsid="002b4c2f" style:font-style-asian="normal" style:font-style-complex="normal"/>
    </style:style>
    <style:style style:name="P22" style:family="paragraph" style:parent-style-name="Text_20_body">
      <style:text-properties style:font-name="Arial" fo:font-style="normal" officeooo:rsid="003533ca" officeooo:paragraph-rsid="000c365f" style:font-style-asian="normal" style:font-style-complex="normal"/>
    </style:style>
    <style:style style:name="P23" style:family="paragraph" style:parent-style-name="Text_20_body">
      <style:text-properties style:font-name="Arial" fo:font-style="normal" officeooo:rsid="003b78c4" officeooo:paragraph-rsid="003b78c4" style:font-style-asian="normal" style:font-style-complex="normal"/>
    </style:style>
    <style:style style:name="P24" style:family="paragraph" style:parent-style-name="Text_20_body">
      <style:text-properties style:font-name="Arial" officeooo:rsid="0020ca07" officeooo:paragraph-rsid="0020ca07"/>
    </style:style>
    <style:style style:name="P25" style:family="paragraph" style:parent-style-name="Text_20_body">
      <style:text-properties style:font-name="Arial" officeooo:rsid="001bba26" officeooo:paragraph-rsid="001bba26"/>
    </style:style>
    <style:style style:name="P26" style:family="paragraph" style:parent-style-name="Text_20_body">
      <style:text-properties style:font-name="Arial" fo:font-size="11pt" officeooo:rsid="001bba26" officeooo:paragraph-rsid="001bba26" style:font-size-asian="11pt" style:font-size-complex="11pt"/>
    </style:style>
    <style:style style:name="P27" style:family="paragraph" style:parent-style-name="Text_20_body">
      <style:text-properties style:font-name="Arial" fo:font-size="11pt" officeooo:rsid="0022912a" officeooo:paragraph-rsid="0022912a" style:font-size-asian="11pt" style:font-size-complex="11pt"/>
    </style:style>
    <style:style style:name="P28" style:family="paragraph" style:parent-style-name="Text_20_body">
      <style:text-properties style:font-name="Arial" fo:font-size="11pt" fo:font-weight="bold" officeooo:rsid="0022912a" officeooo:paragraph-rsid="0022912a" style:font-size-asian="11pt" style:font-weight-asian="bold" style:font-size-complex="11pt" style:font-weight-complex="bold"/>
    </style:style>
    <style:style style:name="P29" style:family="paragraph" style:parent-style-name="Text_20_body">
      <style:text-properties style:font-name="Arial" fo:font-size="10pt" fo:font-style="italic" officeooo:rsid="001bba26" officeooo:paragraph-rsid="001bba26" style:font-size-asian="10pt" style:font-style-asian="italic" style:font-size-complex="10pt" style:font-style-complex="italic"/>
    </style:style>
    <style:style style:name="P30" style:family="paragraph" style:parent-style-name="Text_20_body">
      <style:text-properties style:font-name="Arial" fo:font-size="10pt" fo:font-style="italic" officeooo:rsid="000c3547" officeooo:paragraph-rsid="000c3547" style:font-size-asian="10pt" style:font-style-asian="italic" style:font-size-complex="10pt" style:font-style-complex="italic"/>
    </style:style>
    <style:style style:name="P31" style:family="paragraph" style:parent-style-name="Text_20_body">
      <style:paragraph-properties fo:break-before="page"/>
      <style:text-properties style:font-name="Arial" fo:font-style="normal" fo:font-weight="bold" officeooo:rsid="001a35a6" officeooo:paragraph-rsid="001a35a6" style:font-style-asian="normal" style:font-weight-asian="bold" style:font-style-complex="normal" style:font-weight-complex="bold"/>
    </style:style>
    <style:style style:name="P32" style:family="paragraph" style:parent-style-name="Heading_20_2" style:list-style-name="">
      <style:text-properties fo:font-weight="bold" style:font-weight-asian="bold" style:font-weight-complex="bold"/>
    </style:style>
    <style:style style:name="P33" style:family="paragraph" style:parent-style-name="Heading_20_2">
      <style:paragraph-properties fo:break-before="page"/>
    </style:style>
    <style:style style:name="P34" style:family="paragraph" style:parent-style-name="Heading_20_1">
      <style:text-properties officeooo:rsid="000bfc28" officeooo:paragraph-rsid="000bfc28"/>
    </style:style>
    <style:style style:name="P35" style:family="paragraph" style:parent-style-name="Heading_20_1">
      <style:text-properties style:font-name="Arial" fo:font-weight="normal" officeooo:rsid="00030777" style:font-weight-asian="normal" style:font-weight-complex="normal"/>
    </style:style>
    <style:style style:name="P36" style:family="paragraph" style:parent-style-name="Heading_20_1">
      <style:paragraph-properties fo:text-align="center" style:justify-single-word="false"/>
      <style:text-properties officeooo:rsid="003fdb45" officeooo:paragraph-rsid="003fdb45"/>
    </style:style>
    <style:style style:name="P37" style:family="paragraph" style:parent-style-name="Text_20_body">
      <style:text-properties style:font-name="Arial" fo:font-style="normal" officeooo:rsid="0022912a" officeooo:paragraph-rsid="003b78c4" style:font-style-asian="normal" style:font-style-complex="normal"/>
    </style:style>
    <style:style style:name="P38" style:family="paragraph" style:parent-style-name="Text_20_body">
      <style:text-properties style:font-name="Arial" fo:font-style="italic" officeooo:rsid="000c3547" officeooo:paragraph-rsid="002b4c2f" style:font-style-asian="italic" style:font-style-complex="italic"/>
    </style:style>
    <style:style style:name="P39" style:family="paragraph" style:parent-style-name="Text_20_body">
      <style:text-properties style:font-name="Arial" fo:font-style="italic" fo:font-weight="bold" officeooo:rsid="000c365f" officeooo:paragraph-rsid="000c365f" style:font-style-asian="italic" style:font-weight-asian="bold" style:font-style-complex="italic" style:font-weight-complex="bold"/>
    </style:style>
    <style:style style:name="P40" style:family="paragraph" style:parent-style-name="Text_20_body">
      <style:text-properties style:font-name="Arial" fo:font-size="11pt" officeooo:rsid="001bba26" officeooo:paragraph-rsid="001bba26" style:font-size-asian="11pt" style:font-size-complex="11pt"/>
    </style:style>
    <style:style style:name="P41" style:family="paragraph" style:parent-style-name="Text_20_body">
      <style:text-properties style:font-name="Arial" fo:font-size="11pt" officeooo:rsid="0022912a" officeooo:paragraph-rsid="0022912a" style:font-size-asian="11pt" style:font-size-complex="11pt"/>
    </style:style>
    <style:style style:name="P42" style:family="paragraph" style:parent-style-name="Text_20_body">
      <style:text-properties style:font-name="Arial" fo:font-size="11pt" fo:font-weight="bold" officeooo:rsid="003fdb45" officeooo:paragraph-rsid="003fdb45" style:font-size-asian="11pt" style:font-weight-asian="bold" style:font-size-complex="11pt" style:font-weight-complex="bold"/>
    </style:style>
    <style:style style:name="P43" style:family="paragraph" style:parent-style-name="Text_20_body">
      <style:text-properties style:font-name="Arial" fo:font-size="11pt" fo:font-weight="bold" officeooo:rsid="0022912a" officeooo:paragraph-rsid="0022912a" style:font-size-asian="11pt" style:font-weight-asian="bold" style:font-size-complex="11pt" style:font-weight-complex="bold"/>
    </style:style>
    <style:style style:name="P44" style:family="paragraph" style:parent-style-name="Text_20_body">
      <style:text-properties style:font-name="Arial" officeooo:rsid="000c365f" officeooo:paragraph-rsid="000db2e0"/>
    </style:style>
    <style:style style:name="P45" style:family="paragraph" style:parent-style-name="Text_20_body">
      <style:text-properties style:font-name="Arial" fo:font-weight="bold" officeooo:rsid="000c365f" officeooo:paragraph-rsid="000db2e0" style:font-weight-asian="bold" style:font-weight-complex="bold"/>
    </style:style>
    <style:style style:name="P46" style:family="paragraph" style:parent-style-name="Text_20_body">
      <style:text-properties style:font-name="Arial" fo:font-weight="bold" officeooo:rsid="0020ca07" officeooo:paragraph-rsid="0020ca07" style:font-weight-asian="bold" style:font-weight-complex="bold"/>
    </style:style>
    <style:style style:name="P47" style:family="paragraph" style:parent-style-name="Text_20_body">
      <style:text-properties style:font-name="Arial" fo:font-weight="bold" officeooo:rsid="0041f53c" officeooo:paragraph-rsid="0041f53c" style:font-weight-asian="bold" style:font-weight-complex="bold"/>
    </style:style>
    <style:style style:name="P48" style:family="paragraph" style:parent-style-name="Text_20_body">
      <style:text-properties style:font-name="Arial" fo:font-weight="bold" officeooo:rsid="00116752" officeooo:paragraph-rsid="00116752" style:font-weight-asian="bold" style:font-weight-complex="bold"/>
    </style:style>
    <style:style style:name="P49" style:family="paragraph" style:parent-style-name="Text_20_body" style:list-style-name="">
      <style:text-properties fo:font-weight="bold" style:font-weight-asian="bold" style:font-weight-complex="bold"/>
    </style:style>
    <style:style style:name="P50" style:family="paragraph" style:parent-style-name="Text_20_body">
      <style:paragraph-properties fo:break-before="page"/>
      <style:text-properties style:font-name="Arial" fo:font-weight="bold" officeooo:rsid="0020ca07" officeooo:paragraph-rsid="0020ca07" style:font-weight-asian="bold" style:font-weight-complex="bold"/>
    </style:style>
    <style:style style:name="T1" style:family="text">
      <style:text-properties officeooo:rsid="000c365f"/>
    </style:style>
    <style:style style:name="T2" style:family="text">
      <style:text-properties officeooo:rsid="000db2e0"/>
    </style:style>
    <style:style style:name="T3" style:family="text">
      <style:text-properties officeooo:rsid="000e2607"/>
    </style:style>
    <style:style style:name="T4" style:family="text">
      <style:text-properties officeooo:rsid="00122095"/>
    </style:style>
    <style:style style:name="T5" style:family="text">
      <style:text-properties officeooo:rsid="002070da"/>
    </style:style>
    <style:style style:name="T6" style:family="text">
      <style:text-properties officeooo:rsid="0022912a"/>
    </style:style>
    <style:style style:name="T7" style:family="text">
      <style:text-properties officeooo:rsid="00231ca5"/>
    </style:style>
    <style:style style:name="T8" style:family="text">
      <style:text-properties officeooo:rsid="0029abeb"/>
    </style:style>
    <style:style style:name="T9" style:family="text">
      <style:text-properties officeooo:rsid="002b4c2f"/>
    </style:style>
    <style:style style:name="T10" style:family="text">
      <style:text-properties officeooo:rsid="003533ca"/>
    </style:style>
    <style:style style:name="T11" style:family="text">
      <style:text-properties officeooo:rsid="003fd086"/>
    </style:style>
    <style:style style:name="T12" style:family="text">
      <style:text-properties officeooo:rsid="003fdb45"/>
    </style:style>
    <style:style style:name="T13" style:family="text">
      <style:text-properties style:text-underline-style="solid" style:text-underline-width="auto" style:text-underline-color="font-color"/>
    </style:style>
    <style:style style:name="T14" style:family="text">
      <style:text-properties style:font-name="sans-serif" fo:font-size="19.5pt"/>
    </style:style>
    <style:style style:name="T15" style:family="text">
      <style:text-properties style:font-name="sans-serif" fo:font-size="19.5pt" officeooo:rsid="00403518"/>
    </style:style>
    <style:style style:name="T16" style:family="text">
      <style:text-properties officeooo:rsid="0041f53c"/>
    </style:style>
    <style:style style:name="T17" style:family="text">
      <style:text-properties officeooo:rsid="0043961d"/>
    </style:style>
    <style:style style:name="T18"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Alejandro Salcedo Santamaria</text:h>
      <text:h text:style-name="P34" text:outline-level="1">1. Aplicación de pseudoclases a distintos elementos</text:h>
      <text:p text:style-name="P1"/>
      <text:h text:style-name="Heading_20_2" text:outline-level="2">1.1 <text:span text:style-name="T3">L</text:span>inks</text:h>
      <text:p text:style-name="Text_20_body"/>
      <text:p text:style-name="P1"><text:span text:style-name="T10">Como vimos, h</text:span>acen uso de las pseudoclases para poner <text:span text:style-name="T4">un</text:span> estilo <text:span text:style-name="T1">dinámico</text:span>:</text:p>
      <text:p text:style-name="P1"/>
      <text:p text:style-name="P1">Ejemplo:</text:p>
      <text:p text:style-name="P1"/>
      <text:p text:style-name="P30">&lt;!DOCTYPE html&gt;</text:p>
      <text:p text:style-name="P30">&lt;html&gt;</text:p>
      <text:p text:style-name="P30">&lt;head&gt;</text:p>
      <text:p text:style-name="P30">&lt;style&gt;</text:p>
      <text:p text:style-name="P30">a:link {</text:p>
      <text:p text:style-name="P30"><text:s text:c="4"/>color: green;</text:p>
      <text:p text:style-name="P30"><text:s text:c="4"/>background-color: transparent;</text:p>
      <text:p text:style-name="P30"><text:s text:c="4"/>text-decoration: none;</text:p>
      <text:p text:style-name="P30">}</text:p>
      <text:p text:style-name="P30">a:visited {</text:p>
      <text:p text:style-name="P30"><text:s text:c="4"/>color: black;</text:p>
      <text:p text:style-name="P30"><text:s text:c="4"/>background-color: transparent;</text:p>
      <text:p text:style-name="P30"><text:s text:c="4"/>text-decoration: none;</text:p>
      <text:p text:style-name="P30">}</text:p>
      <text:p text:style-name="P30">a:hover {</text:p>
      <text:p text:style-name="P30"><text:s text:c="4"/>color: red;</text:p>
      <text:p text:style-name="P30"><text:s text:c="4"/>background-color: transparent;</text:p>
      <text:p text:style-name="P30"><text:s text:c="4"/>text-decoration: underline;</text:p>
      <text:p text:style-name="P30">}</text:p>
      <text:p text:style-name="P30">a:active {</text:p>
      <text:p text:style-name="P30"><text:s text:c="4"/>color: yellow;</text:p>
      <text:p text:style-name="P30"><text:s text:c="4"/>background-color: transparent;</text:p>
      <text:p text:style-name="P30"><text:s text:c="4"/>text-decoration: underline;</text:p>
      <text:p text:style-name="P30">}</text:p>
      <text:p text:style-name="P30">&lt;/style&gt;</text:p>
      <text:p text:style-name="P30">&lt;/head&gt;</text:p>
      <text:p text:style-name="P30">&lt;body&gt;</text:p>
      <text:p text:style-name="P30">&lt;a href="www.google.com" target="_blank"&gt;Abre link en nueva pestaña&lt;/a&gt; </text:p>
      <text:p text:style-name="P30"><text:soft-page-break/>&lt;a href="www.google.com" target="_self"&gt;Abre link en mismo frame&lt;/a&gt; </text:p>
      <text:p text:style-name="P30">&lt;a href="www.google.com" target="_parent"&gt;Abre link en frame superior&lt;/a&gt; </text:p>
      <text:p text:style-name="P30">&lt;a href="www.google.com" target="_top"&gt;Abre link en la ventana actual&lt;/a&gt; </text:p>
      <text:p text:style-name="P30">&lt;/body&gt;</text:p>
      <text:p text:style-name="P30">&lt;/html&gt;</text:p>
      <text:p text:style-name="P2"/>
      <text:p text:style-name="P2"/>
      <text:p text:style-name="P15">Ejercicio 1</text:p>
      <text:p text:style-name="P17"/>
      <text:p text:style-name="P22">a) Tenemos los siguientes links. Se pide actualizar el estilo de modo que el estilo del link no cambie cuando se visite (color, etc.), así como que no cambie cuando se pulse, respecto al estilo que tenía cuando el ratón estaba encima. Si se detecta que el código CSS utilizado puede reducirse debe hacerse:</text:p>
      <text:p text:style-name="P20"/>
      <text:p text:style-name="P3">&lt;!DOCTYPE html&gt;</text:p>
      <text:p text:style-name="P3">&lt;html&gt;</text:p>
      <text:p text:style-name="P3">&lt;head&gt;</text:p>
      <text:p text:style-name="P3">&lt;style&gt;</text:p>
      <text:p text:style-name="P3">a:link<text:span text:style-name="T8">{</text:span></text:p>
      <text:p text:style-name="P3"><text:s text:c="4"/>background-color: <text:span text:style-name="T8">white</text:span>;</text:p>
      <text:p text:style-name="P3"><text:s text:c="4"/>color: black;</text:p>
      <text:p text:style-name="P3"><text:s text:c="4"/>border: 2px solid <text:span text:style-name="T8">green</text:span>;</text:p>
      <text:p text:style-name="P3"><text:s text:c="4"/>padding: 10px 20px;</text:p>
      <text:p text:style-name="P3"><text:s text:c="4"/>text-align: center;</text:p>
      <text:p text:style-name="P3"><text:s text:c="4"/>text-decoration: none;</text:p>
      <text:p text:style-name="P3"><text:s text:c="4"/>display: inline-block;</text:p>
      <text:p text:style-name="P6">}</text:p>
      <text:p text:style-name="P3">a:hover<text:span text:style-name="T8">{</text:span></text:p>
      <text:p text:style-name="P3"><text:s text:c="4"/>background-color: green;</text:p>
      <text:p text:style-name="P3"><text:s text:c="4"/>color: white;</text:p>
      <text:p text:style-name="P6">}</text:p>
      <text:p text:style-name="P3">&lt;/style&gt;</text:p>
      <text:p text:style-name="P3">&lt;/head&gt;</text:p>
      <text:p text:style-name="P3">&lt;body&gt;</text:p>
      <text:p text:style-name="P3"/>
      <text:p text:style-name="P3">&lt;a href="default.asp" target="_blank"&gt;Link&lt;/a&gt;</text:p>
      <text:p text:style-name="P3"/>
      <text:p text:style-name="P3">&lt;/body&gt;</text:p>
      <text:p text:style-name="P3"><text:soft-page-break/>&lt;/html&gt;</text:p>
      <text:p text:style-name="P3"/>
      <text:p text:style-name="P3"/>
      <text:p text:style-name="P19"><text:span text:style-name="T10">b</text:span>) <text:span text:style-name="T6">Tenemos un link especial con la clase highlight, para el cuál queremos que cuando se pase el ratón por encima se ponga del color ##FF5500. Tener en cuenta que hay otros elementos distintos del link que también tienen clase highlight. Además el tamaño de letra debe aumentar al pasar el ratón por encima.</text:span></text:p>
      <text:p text:style-name="P37">Indicar qué línea o líneas añadirías al CSS para cumplir con lo anterior.</text:p>
      <text:p text:style-name="P18"/>
      <text:p text:style-name="P23">Ejemplo de link:</text:p>
      <text:p text:style-name="P21"/>
      <text:p text:style-name="P4">&lt;a href="default.asp" <text:span text:style-name="T9">class="highlight" </text:span>target="_blank"&gt;Link&lt;/a&gt;</text:p>
      <text:p text:style-name="P4"/>
      <text:p text:style-name="P39">a:hover{</text:p>
      <text:p text:style-name="P39"><text:s text:c="4"/>background-color: #FF5500;// <text:span text:style-name="T12">Cambiamos color.</text:span></text:p>
      <text:p text:style-name="P39"><text:s text:c="4"/>color: white;</text:p>
      <text:p text:style-name="P39"><text:s text:c="4"/>font-size: 500px;//<text:span text:style-name="T12">Cambiamos el tamaño de la letra.</text:span></text:p>
      <text:p text:style-name="P39">}</text:p>
      <text:p text:style-name="P39"/>
      <text:p text:style-name="P16"/>
      <text:p text:style-name="P31">Ejercicio 2</text:p>
      <text:p text:style-name="P25">¿Para qué sirve el siguiente estilo CSS aplicado a los dos links? Es decir, ¿qué apariencia les da?</text:p>
      <text:p text:style-name="P25"/>
      <text:p text:style-name="P29">&lt;!DOCTYPE html&gt;</text:p>
      <text:p text:style-name="P29">&lt;html&gt;</text:p>
      <text:p text:style-name="P29">&lt;head&gt;</text:p>
      <text:p text:style-name="P29">&lt;style&gt;</text:p>
      <text:p text:style-name="P29"><text:tab/>a { margin: 1em 0; float: left; clear: left; }</text:p>
      <text:p text:style-name="P29"><text:tab/>a.boton {</text:p>
      <text:p text:style-name="P29"><text:tab/><text:tab/>text-decoration: none;</text:p>
      <text:p text:style-name="P29"><text:tab/><text:tab/>background: #EEE;</text:p>
      <text:p text:style-name="P29"><text:tab/><text:tab/>color: #222;</text:p>
      <text:p text:style-name="P29"><text:tab/><text:tab/>border: 2px outset #CCC;</text:p>
      <text:p text:style-name="P29"><text:tab/><text:tab/>padding: .1em .5em;</text:p>
      <text:p text:style-name="P29"><text:tab/>}</text:p>
      <text:p text:style-name="P29"><text:tab/>a.boton:hover {</text:p>
      <text:p text:style-name="P29"><text:tab/><text:tab/>background: #CCB;</text:p>
      <text:p text:style-name="P29"><text:tab/>}</text:p>
      <text:p text:style-name="P29"><text:tab/>a.boton:active {</text:p>
      <text:p text:style-name="P29"><text:tab/><text:tab/>border: 1px inset #000;</text:p>
      <text:p text:style-name="P29"><text:tab/>}</text:p>
      <text:p text:style-name="P29"><text:s text:c="4"/>&lt;/style&gt;</text:p>
      <text:p text:style-name="P29"><text:tab/>&lt;a class="boton" href="#"&gt;Guardar&lt;/a&gt;</text:p>
      <text:p text:style-name="P29"><text:tab/>&lt;a class="boton" href="#"&gt;Enviar&lt;/a&gt;</text:p>
      <text:p text:style-name="P29">&lt;/body&gt;</text:p>
      <text:p text:style-name="P29">&lt;/html&gt;</text:p>
      <text:p text:style-name="P26"/>
      <text:p text:style-name="P42">Le da aparencia de boton.</text:p>
      <text:p text:style-name="P26"/>
      <text:p text:style-name="P28">Ejercicio 3</text:p>
      <text:p text:style-name="P27"/>
      <text:p text:style-name="P27">¿Cómo podemos poner una imagen de fondo a uno de los links? Indicar un ejemplo de la propiedad en CSS.</text:p>
      <text:p text:style-name="P27"/>
      <text:p text:style-name="P27"/>
      <text:p text:style-name="P28"><text:span text:style-name="T14">background: #</text:span><text:span text:style-name="T15">AAA</text:span><text:span text:style-name="T14"> url(imagenes/rss.gif) no-repeat left center;</text:span> </text:p>
      <text:h text:style-name="P33" text:outline-level="2">1.2. <text:span text:style-name="T5">Galería de imágenes</text:span></text:h>
      <text:p text:style-name="P7"/>
      <text:p text:style-name="P13">Ejercicio <text:span text:style-name="T7">4</text:span></text:p>
      <text:p text:style-name="P9"/>
      <text:p text:style-name="P9">Crea el código necesario (la parte CSS ponla dentro de la parte html entre etiquetas &lt;style&gt;) para mostrar tres imágenes, una al lado de la otra, de anchos 100 y altos 70, que estén semitransparentes y cuando el ratón pase por encima se iluminen.</text:p>
      <text:p text:style-name="P9"/>
      <text:p text:style-name="P8"><text:span text:style-name="T2">Pista: </text:span>propiedad opacity, puede variar entre 0 y 1.0. </text:p>
      <text:p text:style-name="P8"/>
      <text:p text:style-name="P45">&lt;!DOCTYPE html&gt;</text:p>
      <text:p text:style-name="P45">&lt;html&gt;</text:p>
      <text:p text:style-name="P45"><text:s text:c="4"/>&lt;head&gt;</text:p>
      <text:p text:style-name="P45"><text:s text:c="8"/>&lt;style&gt;</text:p>
      <text:p text:style-name="P45"><text:s text:c="12"/>img{</text:p>
      <text:p text:style-name="P45"><text:s text:c="16"/>height: 70px;</text:p>
      <text:p text:style-name="P45"><text:s text:c="16"/>width: 100px;</text:p>
      <text:p text:style-name="P45"><text:s text:c="16"/>opacity: <text:s/>0.5;</text:p>
      <text:p text:style-name="P45"><text:s text:c="12"/>}</text:p>
      <text:p text:style-name="P45"><text:tab/><text:span text:style-name="T16">img:hover{</text:span></text:p>
      <text:p text:style-name="P47"><text:tab/><text:tab/>opacity: 1.0;</text:p>
      <text:p text:style-name="P45"><text:tab/><text:span text:style-name="T16">}</text:span></text:p>
      <text:p text:style-name="P45"><text:s text:c="8"/>&lt;/style&gt;</text:p>
      <text:p text:style-name="P45"><text:s text:c="4"/>&lt;/head&gt;</text:p>
      <text:p text:style-name="P45"><text:s text:c="4"/>&lt;body&gt;</text:p>
      <text:p text:style-name="P45"><text:s text:c="7"/>&lt;img src="pan1.jpg" alt="img"&gt;</text:p>
      <text:p text:style-name="P45"><text:s text:c="7"/>&lt;img src="pan1.jpg" alt="img"&gt;</text:p>
      <text:p text:style-name="P45"><text:s text:c="7"/>&lt;img src="pan1.jpg" alt="img"&gt;</text:p>
      <text:p text:style-name="P45"><text:s text:c="4"/>&lt;/body&gt;</text:p>
      <text:p text:style-name="P45">&lt;/html&gt;</text:p>
      <text:p text:style-name="P8"/>
      <text:p text:style-name="P46"/>
      <text:p text:style-name="P50">Ejercicio <text:span text:style-name="T7">5</text:span></text:p>
      <text:p text:style-name="P24"/>
      <text:p text:style-name="P24">Añade al ejercicio anterior que cuando pases el ratón por encima de una imagen, se le añada un borde <text:span text:style-name="T11">amarillo </text:span>a la misma.</text:p>
      <text:p text:style-name="P8"/>
      <text:h text:style-name="P32" text:outline-level="2">&lt;!DOCTYPE html&gt;</text:h>
      <text:p text:style-name="P49">&lt;html&gt;</text:p>
      <text:p text:style-name="P49"><text:s text:c="4"/>&lt;head&gt;</text:p>
      <text:p text:style-name="P49"><text:s text:c="8"/>&lt;style&gt;</text:p>
      <text:p text:style-name="P49"><text:s text:c="12"/>img{</text:p>
      <text:p text:style-name="P49"><text:s text:c="16"/>height: 70px;</text:p>
      <text:p text:style-name="P49"><text:s text:c="16"/>width: 100px;</text:p>
      <text:p text:style-name="P49"><text:s text:c="16"/>opacity: <text:s/>0.5;</text:p>
      <text:p text:style-name="P49"><text:s text:c="16"/>background-color: yellow;</text:p>
      <text:p text:style-name="P49"><text:s text:c="12"/>}</text:p>
      <text:p text:style-name="P49"><text:s text:c="12"/></text:p>
      <text:p text:style-name="P49"><text:s text:c="12"/>img:hover{</text:p>
      <text:p text:style-name="P49"><text:s text:c="16"/>border: 10px solid yellow;</text:p>
      <text:p text:style-name="P49"><text:s text:c="12"/>}</text:p>
      <text:p text:style-name="P49"><text:s text:c="8"/>&lt;/style&gt;</text:p>
      <text:p text:style-name="P49"><text:s text:c="4"/>&lt;/head&gt;</text:p>
      <text:p text:style-name="P49"><text:s text:c="4"/>&lt;body&gt;</text:p>
      <text:p text:style-name="P49"><text:s text:c="8"/>&lt;img src="pan1.jpg" alt="img"&gt;</text:p>
      <text:p text:style-name="P49"><text:s text:c="8"/>&lt;img src="pan1.jpg" alt="img"&gt;</text:p>
      <text:p text:style-name="P49"><text:s text:c="8"/>&lt;img src="pan1.jpg" alt="img"&gt;</text:p>
      <text:p text:style-name="P49"><text:s text:c="4"/>&lt;/body&gt;</text:p>
      <text:p text:style-name="P49">&lt;/html&gt;</text:p>
      <text:h text:style-name="P33" text:outline-level="2">1.3. Ocultar/Mostrar elemento</text:h>
      <text:p text:style-name="P10"/>
      <text:p text:style-name="P14">Ejercicio <text:span text:style-name="T7">6</text:span></text:p>
      <text:p text:style-name="P11"/>
      <text:p text:style-name="P11">Dado el siguiente código HTML:</text:p>
      <text:p text:style-name="P11"/>
      <text:p text:style-name="P5">&lt;!DOCTYPE html&gt;</text:p>
      <text:p text:style-name="P5">&lt;html&gt;</text:p>
      <text:p text:style-name="P5">&lt;head&gt;</text:p>
      <text:p text:style-name="P5">&lt;style&gt;</text:p>
      <text:p text:style-name="P5">&lt;/style&gt;</text:p>
      <text:p text:style-name="P5">&lt;/head&gt;</text:p>
      <text:p text:style-name="P5">&lt;body&gt;</text:p>
      <text:p text:style-name="P5"/>
      <text:p text:style-name="P5">&lt;div&gt;Pasa el ratón por encima para mostrar el elemento p</text:p>
      <text:p text:style-name="P5"><text:s text:c="2"/>&lt;p&gt;¡Aquí estoy!&lt;/p&gt;</text:p>
      <text:p text:style-name="P5">&lt;/div&gt;</text:p>
      <text:p text:style-name="P5">&lt;p&gt;Texto final&lt;/p&gt;</text:p>
      <text:p text:style-name="P5"/>
      <text:p text:style-name="P5">&lt;/body&gt;</text:p>
      <text:p text:style-name="P5">&lt;/html&gt;</text:p>
      <text:p text:style-name="P11"/>
      <text:p text:style-name="P12">a) Genera el código CSS necesario entre las etiquetas &lt;style&gt; para que el párrafo de dentro del div, tenga un color de fondo amarillo, un relleno (padding) de 10 píxeles, e inicialmente no esté visible <text:span text:style-name="T7">ni </text:span>ocupe espacio. Cuando se pase el ratón por encima del div, deberá mostrarse. </text:p>
      <text:p text:style-name="P48">&lt;style&gt;</text:p>
      <text:p text:style-name="P48"><text:s text:c="12"/>div p{</text:p>
      <text:p text:style-name="P48"><text:s text:c="16"/>background-color: yellow;</text:p>
      <text:p text:style-name="P48"><text:s text:c="16"/>padding: 10px;</text:p>
      <text:p text:style-name="P48"><text:s text:c="16"/>display: none;</text:p>
      <text:p text:style-name="P48"><text:s text:c="12"/>}</text:p>
      <text:p text:style-name="P48"><text:s text:c="12"/></text:p>
      <text:p text:style-name="P48"><text:s text:c="12"/>div:hover p{</text:p>
      <text:p text:style-name="P48"><text:s text:c="16"/>display: inherit;</text:p>
      <text:p text:style-name="P48"><text:s text:c="12"/>}</text:p>
      <text:p text:style-name="P48"><text:s text:c="8"/>&lt;/style&gt;</text:p>
      <text:p text:style-name="P12"><text:soft-page-break/></text:p>
      <text:p text:style-name="P12">b) Modifica el CSS creado, para que el párrafo si bien empiece invisible,<text:span text:style-name="T7"> </text:span>ocupe el espacio que tendrá cuando se haga visible.</text:p>
      <text:p text:style-name="P12"/>
      <text:p text:style-name="P48"><text:s text:c="8"/>&lt;style&gt;</text:p>
      <text:p text:style-name="P48"><text:s text:c="12"/>div p{</text:p>
      <text:p text:style-name="P48"><text:s text:c="16"/>background-color: yellow;</text:p>
      <text:p text:style-name="P48"><text:s text:c="16"/>padding: 10px;</text:p>
      <text:p text:style-name="P48"><text:s text:c="15"/>visibility: hidden;</text:p>
      <text:p text:style-name="P48"><text:s text:c="12"/>}</text:p>
      <text:p text:style-name="P48"><text:s text:c="12"/></text:p>
      <text:p text:style-name="P48"><text:s text:c="12"/>div:hover p{</text:p>
      <text:p text:style-name="P48"><text:s text:c="16"/><text:span text:style-name="T17">visibility</text:span>: <text:span text:style-name="T17">visible</text:span>;</text:p>
      <text:p text:style-name="P48"><text:s text:c="12"/>}</text:p>
      <text:p text:style-name="P48"><text:s text:c="8"/>&lt;/style&gt;</text:p>
      <text:p text:style-name="P12"/>
      <text:p text:style-name="P12"/>
      <text:p text:style-name="P12"/>
      <text:p text:style-name="P12"/>
      <text:h text:style-name="P3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2M47S</meta:editing-duration>
    <meta:editing-cycles>44</meta:editing-cycles>
    <meta:generator>LibreOffice/6.2.4.2$Windows_X86_64 LibreOffice_project/2412653d852ce75f65fbfa83fb7e7b669a126d64</meta:generator>
    <dc:date>2019-10-07T18:27:01.416000000</dc:date>
    <meta:document-statistic meta:table-count="0" meta:image-count="0" meta:object-count="0" meta:page-count="8" meta:paragraph-count="189" meta:word-count="676" meta:character-count="5250" meta:non-whitespace-character-count="4030"/>
    <meta:user-defined meta:name="Info 1"/>
    <meta:user-defined meta:name="Info 2"/>
    <meta:user-defined meta:name="Info 3"/>
    <meta:user-defined meta:name="Info 4"/>
  </office:meta>
</office:document-meta>
</file>